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ompare_by_n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mean base 8</text:p>
          </table:table-cell>
          <table:table-cell office:value-type="string" calcext:value-type="string">
            <text:p>mean base 32</text:p>
          </table:table-cell>
          <table:table-cell office:value-type="string" calcext:value-type="string">
            <text:p>mean base 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0.519114789993836" calcext:value-type="float">
            <text:p>0.519114789993836</text:p>
          </table:table-cell>
          <table:table-cell office:value-type="float" office:value="0.50170211205581" calcext:value-type="float">
            <text:p>0.50170211205581</text:p>
          </table:table-cell>
          <table:table-cell office:value-type="float" office:value="0.507452049350772" calcext:value-type="float">
            <text:p>0.507452049350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0.358383226228739" calcext:value-type="float">
            <text:p>0.358383226228739</text:p>
          </table:table-cell>
          <table:table-cell office:value-type="float" office:value="0.470601397698063" calcext:value-type="float">
            <text:p>0.470601397698063</text:p>
          </table:table-cell>
          <table:table-cell office:value-type="float" office:value="0.45782652421752" calcext:value-type="float">
            <text:p>0.4578265242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</text:p>
          </table:table-cell>
          <table:table-cell office:value-type="float" office:value="0.411217386060153" calcext:value-type="float">
            <text:p>0.411217386060153</text:p>
          </table:table-cell>
          <table:table-cell office:value-type="float" office:value="0.472479550534807" calcext:value-type="float">
            <text:p>0.472479550534807</text:p>
          </table:table-cell>
          <table:table-cell office:value-type="float" office:value="0.426996567207834" calcext:value-type="float">
            <text:p>0.4269965672078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A</text:p>
          </table:table-cell>
          <table:table-cell office:value-type="float" office:value="0.396024874185826" calcext:value-type="float">
            <text:p>0.396024874185826</text:p>
          </table:table-cell>
          <table:table-cell office:value-type="float" office:value="0.478570272155449" calcext:value-type="float">
            <text:p>0.478570272155449</text:p>
          </table:table-cell>
          <table:table-cell office:value-type="float" office:value="0.451855400592811" calcext:value-type="float">
            <text:p>0.4518554005928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0.511526464568811" calcext:value-type="float">
            <text:p>0.511526464568811</text:p>
          </table:table-cell>
          <table:table-cell office:value-type="float" office:value="0.503765420318299" calcext:value-type="float">
            <text:p>0.503765420318299</text:p>
          </table:table-cell>
          <table:table-cell office:value-type="float" office:value="0.487411517736427" calcext:value-type="float">
            <text:p>0.487411517736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</text:p>
          </table:table-cell>
          <table:table-cell office:value-type="float" office:value="0.422689478936259" calcext:value-type="float">
            <text:p>0.422689478936259</text:p>
          </table:table-cell>
          <table:table-cell office:value-type="float" office:value="0.420621734407031" calcext:value-type="float">
            <text:p>0.420621734407031</text:p>
          </table:table-cell>
          <table:table-cell office:value-type="float" office:value="0.429265050474827" calcext:value-type="float">
            <text:p>0.4292650504748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float" office:value="0.43663026263429" calcext:value-type="float">
            <text:p>0.43663026263429</text:p>
          </table:table-cell>
          <table:table-cell office:value-type="float" office:value="0.407188421980202" calcext:value-type="float">
            <text:p>0.407188421980202</text:p>
          </table:table-cell>
          <table:table-cell office:value-type="float" office:value="0.420218683775535" calcext:value-type="float">
            <text:p>0.4202186837755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float" office:value="0.427088021322318" calcext:value-type="float">
            <text:p>0.427088021322318</text:p>
          </table:table-cell>
          <table:table-cell office:value-type="float" office:value="0.441448226594385" calcext:value-type="float">
            <text:p>0.441448226594385</text:p>
          </table:table-cell>
          <table:table-cell office:value-type="float" office:value="0.417381351685584" calcext:value-type="float">
            <text:p>0.4173813516855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0.746488897252976" calcext:value-type="float">
            <text:p>0.746488897252976</text:p>
          </table:table-cell>
          <table:table-cell table:style-name="ce1" office:value-type="float" office:value="0.758702358920268" calcext:value-type="float">
            <text:p>0.758702358920268</text:p>
          </table:table-cell>
          <table:table-cell table:style-name="ce1" office:value-type="float" office:value="0.754283203810897" calcext:value-type="float">
            <text:p>0.754283203810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float" office:value="0.751164436419715" calcext:value-type="float">
            <text:p>0.751164436419715</text:p>
          </table:table-cell>
          <table:table-cell office:value-type="float" office:value="0.767270417972543" calcext:value-type="float">
            <text:p>0.767270417972543</text:p>
          </table:table-cell>
          <table:table-cell office:value-type="float" office:value="0.741225992485587" calcext:value-type="float">
            <text:p>0.7412259924855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" office:value-type="float" office:value="0.760487855020107" calcext:value-type="float">
            <text:p>0.760487855020107</text:p>
          </table:table-cell>
          <table:table-cell office:value-type="float" office:value="0.761966642836781" calcext:value-type="float">
            <text:p>0.761966642836781</text:p>
          </table:table-cell>
          <table:table-cell office:value-type="float" office:value="0.738426993800929" calcext:value-type="float">
            <text:p>0.7384269938009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</text:p>
          </table:table-cell>
          <table:table-cell table:style-name="ce1" office:value-type="float" office:value="0.766552922447083" calcext:value-type="float">
            <text:p>0.766552922447083</text:p>
          </table:table-cell>
          <table:table-cell office:value-type="float" office:value="0.755605723353358" calcext:value-type="float">
            <text:p>0.755605723353358</text:p>
          </table:table-cell>
          <table:table-cell office:value-type="float" office:value="0.736210769332435" calcext:value-type="float">
            <text:p>0.7362107693324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  <table:table-cell office:value-type="float" office:value="0.743720636241421" calcext:value-type="float">
            <text:p>0.743720636241421</text:p>
          </table:table-cell>
          <table:table-cell office:value-type="float" office:value="0.760957823765922" calcext:value-type="float">
            <text:p>0.760957823765922</text:p>
          </table:table-cell>
          <table:table-cell office:value-type="float" office:value="0.725668450324292" calcext:value-type="float">
            <text:p>0.7256684503242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style-name="ce1" office:value-type="float" office:value="0.75839741405666" calcext:value-type="float">
            <text:p>0.75839741405666</text:p>
          </table:table-cell>
          <table:table-cell office:value-type="float" office:value="0.75360159097338" calcext:value-type="float">
            <text:p>0.75360159097338</text:p>
          </table:table-cell>
          <table:table-cell office:value-type="float" office:value="0.6897810085948" calcext:value-type="float">
            <text:p>0.6897810085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B</text:p>
          </table:table-cell>
          <table:table-cell table:style-name="ce1" office:value-type="float" office:value="0.758561231952867" calcext:value-type="float">
            <text:p>0.758561231952867</text:p>
          </table:table-cell>
          <table:table-cell office:value-type="float" office:value="0.745447259916021" calcext:value-type="float">
            <text:p>0.745447259916021</text:p>
          </table:table-cell>
          <table:table-cell office:value-type="float" office:value="0.735660207610348" calcext:value-type="float">
            <text:p>0.735660207610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</text:p>
          </table:table-cell>
          <table:table-cell office:value-type="float" office:value="0.747029700471772" calcext:value-type="float">
            <text:p>0.747029700471772</text:p>
          </table:table-cell>
          <table:table-cell office:value-type="float" office:value="0.748017617356289" calcext:value-type="float">
            <text:p>0.748017617356289</text:p>
          </table:table-cell>
          <table:table-cell office:value-type="float" office:value="0.669256739691583" calcext:value-type="float">
            <text:p>0.6692567396915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4T11:50:08.107989472</dc:date>
    <meta:editing-duration>PT31S</meta:editing-duration>
    <meta:editing-cycles>1</meta:editing-cycles>
    <meta:document-statistic meta:table-count="1" meta:cell-count="84" meta:object-count="0"/>
    <meta:generator>LibreOffice/6.0.7.3$Linux_X86_64 LibreOffice_project/00m0$Build-3</meta:generator>
  </office:meta>
</office:document-meta>
</file>